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300000342607674F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09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52cm" svg:height="21.955cm" svg:x="1.214cm" svg:y="3.222cm">
          <draw:image xlink:href="Pictures/10000001000002E300000342607674F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21:32:06.431929781</meta:creation-date>
    <dc:date>2024-09-28T21:33:08.809358729</dc:date>
    <meta:editing-duration>PT1M5S</meta:editing-duration>
    <meta:editing-cycles>1</meta:editing-cycles>
    <meta:document-statistic meta:object-count="1"/>
    <meta:generator>LibreOffice/24.2.5.2$Linux_AARCH64 LibreOffice_project/420$Build-2</meta:generator>
  </office:meta>
</office:document-meta>
</file>